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urier New1" svg:font-family="'Courier New'" style:font-family-generic="modern" style:font-pitch="fixed"/>
    <style:font-face style:name="Chilanka1" svg:font-family="Chilanka" style:font-pitch="variable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style:font-name-asian="Times New Roman" style:language-asian="pt" style:country-asian="BR" style:font-name-complex="Courier New2"/>
    </style:style>
    <style:style style:name="P2" style:family="paragraph" style:parent-style-name="HTML_20_Preformatted">
      <style:paragraph-properties fo:margin-top="0cm" fo:margin-bottom="0cm" loext:contextual-spacing="true" fo:line-height="100%"/>
      <style:text-properties fo:color="#111111"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margin-top="0cm" fo:margin-bottom="0cm" loext:contextual-spacing="true" fo:line-height="100%"/>
    </style:style>
    <style:style style:name="P4" style:family="paragraph" style:parent-style-name="Standard">
      <style:paragraph-properties fo:margin-top="0cm" fo:margin-bottom="0cm" loext:contextual-spacing="true" fo:line-height="100%"/>
      <style:text-properties fo:font-variant="normal" fo:text-transform="none" fo:color="#000000" style:text-line-through-style="none" style:text-line-through-type="none" style:font-name="Courier New1" fo:letter-spacing="normal" fo:font-style="normal" style:text-underline-style="none" fo:font-weight="bold" officeooo:rsid="0024f34a" officeooo:paragraph-rsid="0024f34a" style:text-blinking="false" style:font-style-asian="normal" style:font-weight-asian="bold"/>
    </style:style>
    <style:style style:name="P5" style:family="paragraph" style:parent-style-name="Standard">
      <style:paragraph-properties fo:margin-top="0cm" fo:margin-bottom="0cm" loext:contextual-spacing="true" fo:line-height="100%"/>
      <style:text-properties fo:font-variant="normal" fo:text-transform="none" fo:color="#000000" style:text-line-through-style="none" style:text-line-through-type="none" style:font-name="Courier New1" fo:letter-spacing="normal" fo:font-style="normal" style:text-underline-style="none" fo:font-weight="bold" officeooo:rsid="0024f34a" officeooo:paragraph-rsid="0024f34a" style:text-blinking="false" fo:background-color="#ffffff" style:font-style-asian="normal" style:font-weight-asian="bold"/>
    </style:style>
    <style:style style:name="P6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Courier New1" fo:font-size="11pt" fo:letter-spacing="normal" fo:font-style="normal" fo:font-weight="normal" style:font-size-asian="11pt" style:font-size-complex="11pt"/>
    </style:style>
    <style:style style:name="P7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Courier New1" fo:font-size="11pt" fo:letter-spacing="normal" fo:font-style="normal" fo:font-weight="normal" officeooo:paragraph-rsid="0021f2ac" style:font-size-asian="11pt" style:font-size-complex="11pt"/>
    </style:style>
    <style:style style:name="P8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Courier New1" fo:font-size="11pt" fo:letter-spacing="normal" fo:font-style="normal" fo:font-weight="normal" officeooo:rsid="0021f2ac" officeooo:paragraph-rsid="0021f2ac" style:font-size-asian="11pt" style:font-size-complex="11pt"/>
    </style:style>
    <style:style style:name="P9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Courier New1" fo:font-size="11pt" fo:letter-spacing="normal" fo:font-style="normal" fo:font-weight="normal" officeooo:rsid="0021f2ac" officeooo:paragraph-rsid="00223eff" style:font-size-asian="11pt" style:font-size-complex="11pt"/>
    </style:style>
    <style:style style:name="P10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Courier New1" fo:font-size="11pt" fo:letter-spacing="normal" fo:font-style="normal" fo:font-weight="bold" style:font-size-asian="11pt" style:font-size-complex="11pt"/>
    </style:style>
    <style:style style:name="P11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Courier New1" fo:font-size="11pt" fo:letter-spacing="normal" style:font-size-asian="11pt" style:font-size-complex="11pt"/>
    </style:style>
    <style:style style:name="P12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Courier New1" fo:font-size="11pt" fo:letter-spacing="normal" officeooo:paragraph-rsid="0021f2ac" style:font-size-asian="11pt" style:font-size-complex="11pt"/>
    </style:style>
    <style:style style:name="P13" style:family="paragraph" style:parent-style-name="Preformatted_20_Text">
      <style:paragraph-properties fo:margin-top="0cm" fo:margin-bottom="0cm" loext:contextual-spacing="true" fo:line-height="100%" fo:orphans="2" fo:widows="2"/>
      <style:text-properties fo:color="#000000" style:font-name="Courier New1" fo:font-size="11pt" style:font-size-asian="11pt" style:font-size-complex="11pt"/>
    </style:style>
    <style:style style:name="P14" style:family="paragraph" style:parent-style-name="Preformatted_20_Text">
      <style:paragraph-properties fo:margin-top="0cm" fo:margin-bottom="0cm" loext:contextual-spacing="true" fo:line-height="100%" fo:orphans="2" fo:widows="2"/>
      <style:text-properties fo:color="#000000" style:font-name="Courier New1" fo:font-size="11pt" officeooo:paragraph-rsid="0021f2ac" style:font-size-asian="11pt" style:font-size-complex="11pt"/>
    </style:style>
    <style:style style:name="P15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color="#000000" style:font-name="Courier New1" officeooo:paragraph-rsid="00202dff"/>
    </style:style>
    <style:style style:name="P16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color="#000000" style:font-name="Courier New1" fo:font-size="11pt" style:font-size-asian="11pt" style:font-size-complex="11pt"/>
    </style:style>
    <style:style style:name="P17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color="#000000" style:font-name="Courier New1" fo:font-size="11pt" officeooo:paragraph-rsid="0021f2ac" style:font-size-asian="11pt" style:font-size-complex="11pt"/>
    </style:style>
    <style:style style:name="P18" style:family="paragraph" style:parent-style-name="Preformatted_20_Text">
      <style:paragraph-properties fo:margin-left="0cm" fo:margin-right="0cm" fo:margin-top="0cm" fo:margin-bottom="0cm" loext:contextual-spacing="true" fo:line-height="160%" fo:orphans="2" fo:widows="2" fo:text-indent="0cm" style:auto-text-indent="false"/>
      <style:text-properties style:font-name="Courier New1" fo:font-size="11pt" style:font-size-asian="11pt" style:font-size-complex="11pt"/>
    </style:style>
    <style:style style:name="P19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4pt" fo:font-style="italic" style:text-underline-style="solid" style:text-underline-width="auto" style:text-underline-color="font-color" fo:font-weight="bold" officeooo:rsid="001f3baa" officeooo:paragraph-rsid="001f3baa" style:font-name-asian="Times New Roman" style:font-size-asian="14pt" style:language-asian="pt" style:country-asian="BR" style:font-style-asian="italic" style:font-weight-asian="bold" style:font-name-complex="Courier New2"/>
    </style:style>
    <style:style style:name="P20" style:family="paragraph">
      <style:paragraph-properties fo:text-align="center"/>
    </style:style>
    <style:style style:name="P21" style:family="paragraph">
      <style:paragraph-properties style:writing-mode="lr-tb"/>
      <style:text-properties style:font-name="Chilanka" fo:font-size="24pt"/>
    </style:style>
    <style:style style:name="P22" style:family="paragraph">
      <loext:graphic-properties draw:fill="solid" draw:fill-color="#000000"/>
      <style:paragraph-properties style:writing-mode="lr-tb"/>
      <style:text-properties style:font-name="Chilanka" fo:font-size="24pt"/>
    </style:style>
    <style:style style:name="P23" style:family="paragraph">
      <loext:graphic-properties draw:fill="none" draw:fill-color="#ffffff"/>
      <style:paragraph-properties fo:text-align="center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font-name="Courier New1" fo:font-size="11pt" fo:letter-spacing="normal" fo:font-style="normal" style:text-underline-style="none" fo:font-weight="bold" officeooo:rsid="00202dff" style:text-blinking="false" fo:background-color="#ffffff" loext:char-shading-value="0" style:font-size-asian="11pt" style:font-style-asian="normal" style:font-weight-asian="bold" style:font-size-complex="11pt"/>
    </style:style>
    <style:style style:name="T2" style:family="text">
      <style:text-properties fo:font-variant="normal" fo:text-transform="none" fo:color="#000000" style:font-name="Courier New1" fo:font-size="11pt" fo:letter-spacing="normal" fo:font-style="normal" fo:font-weight="bold" fo:background-color="#ffffff" loext:char-shading-value="0" style:font-size-asian="11pt" style:font-style-asian="normal" style:font-weight-asian="bold" style:font-size-complex="11pt"/>
    </style:style>
    <style:style style:name="T3" style:family="text">
      <style:text-properties fo:font-variant="normal" fo:text-transform="none" fo:font-size="11pt" fo:letter-spacing="normal" fo:font-style="normal" fo:font-weight="bold" style:font-size-asian="11pt" style:font-style-asian="normal" style:font-weight-asian="bold" style:font-size-complex="11pt" style:font-weight-complex="bold"/>
    </style:style>
    <style:style style:name="T4" style:family="text">
      <style:text-properties fo:font-variant="normal" fo:text-transform="none" fo:font-size="11pt" fo:letter-spacing="normal" fo:font-style="normal" fo:font-weight="bold" style:font-size-asian="11pt" style:font-style-asian="normal" style:font-weight-asian="normal" style:font-size-complex="11pt"/>
    </style:style>
    <style:style style:name="T5" style:family="text">
      <style:text-properties fo:font-variant="normal" fo:text-transform="none" fo:font-size="11pt" fo:letter-spacing="normal" fo:font-style="normal" fo:font-weight="normal" style:font-size-asian="11pt" style:font-style-asian="normal" style:font-weight-asian="normal" style:font-size-complex="11pt"/>
    </style:style>
    <style:style style:name="T6" style:family="text">
      <style:text-properties fo:font-style="normal" fo:font-weight="bold"/>
    </style:style>
    <style:style style:name="T7" style:family="text">
      <style:text-properties fo:font-style="normal" fo:font-weight="bold" officeooo:rsid="00202dff"/>
    </style:style>
    <style:style style:name="T8" style:family="text">
      <style:text-properties fo:font-style="normal" fo:font-weight="bold" officeooo:rsid="0021f2ac"/>
    </style:style>
    <style:style style:name="T9" style:family="text">
      <style:text-properties fo:font-style="normal" fo:font-weight="bold" officeooo:rsid="00223eff"/>
    </style:style>
    <style:style style:name="T10" style:family="text">
      <style:text-properties fo:font-style="normal" fo:font-weight="normal"/>
    </style:style>
    <style:style style:name="T11" style:family="text">
      <style:text-properties fo:font-style="normal" fo:font-weight="normal" officeooo:rsid="00223eff"/>
    </style:style>
    <style:style style:name="T12" style:family="text">
      <style:text-properties fo:font-weight="bold"/>
    </style:style>
    <style:style style:name="T13" style:family="text">
      <style:text-properties fo:font-weight="bold" officeooo:rsid="00202dff"/>
    </style:style>
    <style:style style:name="T14" style:family="text">
      <style:text-properties fo:font-weight="bold" officeooo:rsid="0021f2ac"/>
    </style:style>
    <style:style style:name="T15" style:family="text">
      <style:text-properties fo:font-weight="bold" style:font-style-asian="normal" style:font-weight-asian="normal"/>
    </style:style>
    <style:style style:name="T16" style:family="text">
      <style:text-properties fo:font-weight="bold" officeooo:rsid="00223eff"/>
    </style:style>
    <style:style style:name="T17" style:family="text">
      <style:text-properties officeooo:rsid="00202dff"/>
    </style:style>
    <style:style style:name="T18" style:family="text">
      <style:text-properties style:font-style-asian="normal" style:font-weight-asian="normal"/>
    </style:style>
    <style:style style:name="T19" style:family="text">
      <style:text-properties style:font-name="Chilanka" fo:font-size="24pt"/>
    </style:style>
    <style:style style:name="gr1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504cm" fo:min-width="2.512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000000" draw:fill="none" draw:fill-color="#ffffff" draw:textarea-horizontal-align="justify" draw:textarea-vertical-align="middle" draw:auto-grow-height="false" fo:min-height="6.302cm" fo:min-width="5.7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826cm" fo:min-width="0.875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.106cm" svg:stroke-color="#000000" draw:stroke-linejoin="round" draw:fill="none" draw:textarea-vertical-align="top" draw:auto-grow-height="false" fo:min-height="0.755cm" fo:min-width="0.57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draw:custom-shape text:anchor-type="paragraph" draw:z-index="0" draw:name="Figura1" draw:style-name="gr6" draw:text-style-name="P24" svg:width="1.514cm" svg:height="1.419cm" svg:x="17.764cm" svg:y="-0.27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" draw:style-name="gr5" draw:text-style-name="P22" svg:width="0.899cm" svg:height="0.851cm" svg:x="18.062cm" svg:y="0.005cm"><text:p text:style-name="P21"><text:span text:style-name="T19">48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S<text:span text:style-name="T17">enhor, te quero</text:span></text:p>
      <text:p text:style-name="P1"/>
      <text:p text:style-name="P2"/>
      <text:p text:style-name="P3"><text:bookmark text:name="cifra_tom"/><text:span text:style-name="T2">Tom: </text:span><text:span text:style-name="Internet_20_link"><text:span text:style-name="T1">C</text:span></text:span></text:p>
      <text:p text:style-name="P5"><text:bookmark text:name="cifra_capo"/><text:bookmark text:name="cifra_afi"/>Capotraste 2° casa</text:p>
      <text:p text:style-name="P4"/>
      <text:p text:style-name="P15"><text:span text:style-name="T3">Intro </text:span><text:span text:style-name="T5">: <text:s/></text:span><text:span text:style-name="T4">G</text:span><text:span text:style-name="T5"> <text:s/></text:span><text:span text:style-name="T4">C9</text:span><text:span text:style-name="T5"> <text:s/></text:span><text:span text:style-name="T4">Em</text:span><text:span text:style-name="T5"> <text:s/></text:span><text:span text:style-name="T4">D9</text:span><text:span text:style-name="T5"> <text:s/></text:span><text:span text:style-name="T4">C9</text:span></text:p>
      <text:p text:style-name="P18"/>
      <text:p text:style-name="P6"><text:span text:style-name="T12">G</text:span> <text:s text:c="26"/><text:span text:style-name="T12">C</text:span><text:span text:style-name="T13">9</text:span></text:p>
      <text:p text:style-name="P6">Eu te busco, te procuro óh Deus</text:p>
      <text:p text:style-name="P11"><text:s/><text:span text:style-name="T6">Em</text:span><text:span text:style-name="T10"> <text:s text:c="9"/></text:span><text:span text:style-name="T6">D</text:span><text:span text:style-name="T7">9</text:span><text:span text:style-name="T10"> <text:s text:c="3"/></text:span><text:span text:style-name="T6">C</text:span><text:span text:style-name="T7">9</text:span></text:p>
      <text:p text:style-name="P6">No silêncio tu estás</text:p>
      <text:p text:style-name="P6"><text:span text:style-name="T12">G</text:span> <text:s text:c="24"/><text:span text:style-name="T12">C</text:span><text:span text:style-name="T16">9</text:span></text:p>
      <text:p text:style-name="P6">Eu te busco, toda hora espero em ti, revela-te a mim</text:p>
      <text:p text:style-name="P11"><text:s/><text:span text:style-name="T6">Em</text:span><text:span text:style-name="T10"> <text:s text:c="13"/></text:span><text:span text:style-name="T6">D</text:span><text:span text:style-name="T10"> </text:span><text:span text:style-name="T11">9</text:span><text:span text:style-name="T10"> <text:s text:c="2"/></text:span><text:span text:style-name="T6">C</text:span><text:span text:style-name="T9">9</text:span></text:p>
      <text:p text:style-name="P6">Conhecer-te eu quero mais</text:p>
      <text:p text:style-name="P13"><draw:custom-shape text:anchor-type="paragraph" draw:z-index="2" draw:name="Forma1" draw:style-name="gr4" draw:text-style-name="P23" svg:width="5.769cm" svg:height="6.303cm" svg:x="-0.085cm" svg:y="0.205cm"><text:p/><draw:enhanced-geometry svg:viewBox="0 0 21600 21600" draw:type="rectangle" draw:enhanced-path="M 0 0 L 21600 0 21600 21600 0 21600 0 0 Z N"/></draw:custom-shape></text:p>
      <text:p text:style-name="P11"><text:s/><text:span text:style-name="T6">G</text:span><text:span text:style-name="T10"> <text:s text:c="11"/></text:span><text:span text:style-name="T6">D</text:span><text:span text:style-name="T9">9</text:span></text:p>
      <text:p text:style-name="P6">Senhor te quero</text:p>
      <text:p text:style-name="P11"><text:s text:c="2"/><text:span text:style-name="T6">Em</text:span><text:span text:style-name="T10"> <text:s text:c="4"/></text:span><text:span text:style-name="T6">C</text:span><text:span text:style-name="T9">9</text:span><text:span text:style-name="T10"> <text:s text:c="6"/></text:span><text:span text:style-name="T6">G</text:span></text:p>
      <text:p text:style-name="P6">Quero ouvir tua voz</text:p>
      <text:p text:style-name="P11"><text:s text:c="14"/><text:span text:style-name="T6">D</text:span><text:span text:style-name="T9">9</text:span><text:span text:style-name="T10"> <text:s text:c="3"/></text:span><text:span text:style-name="T6">C</text:span><text:span text:style-name="T9">9</text:span></text:p>
      <text:p text:style-name="P11"><text:s/><text:span text:style-name="T10">Senhor, te quero mais</text:span></text:p>
      <text:p text:style-name="P13"/>
      <text:p text:style-name="P6"><text:span text:style-name="T12">G</text:span> <text:s text:c="12"/><text:span text:style-name="T12">D</text:span><text:span text:style-name="T16">9</text:span></text:p>
      <text:p text:style-name="P11"><text:s/><text:span text:style-name="T10">Quero tocar-te</text:span></text:p>
      <text:p text:style-name="P16"/>
      <text:p text:style-name="P6"><text:span text:style-name="T12">Em</text:span> <text:s text:c="17"/><text:span text:style-name="T12">C</text:span><text:span text:style-name="T16">9</text:span></text:p>
      <text:p text:style-name="P11"><text:s/><text:span text:style-name="T10">Tua face eu quero ver</text:span></text:p>
      <text:p text:style-name="P6"><text:span text:style-name="T12">G</text:span> <text:s text:c="12"/><text:span text:style-name="T12">D</text:span><text:span text:style-name="T16">9</text:span> <text:s text:c="3"/><text:span text:style-name="T12">C</text:span><text:span text:style-name="T16">9</text:span></text:p>
      <text:p text:style-name="P11"><text:s/><text:span text:style-name="T10">Senhor, te quero mais</text:span></text:p>
      <text:p text:style-name="P13"/>
      <text:p text:style-name="P6"><text:span text:style-name="T12">G</text:span> <text:s text:c="29"/><text:span text:style-name="T12">C</text:span><text:span text:style-name="T14">9</text:span></text:p>
      <text:p text:style-name="P11"><draw:line text:anchor-type="paragraph" draw:z-index="5" draw:name="Forma2" draw:style-name="gr2" draw:text-style-name="P20" svg:x1="-0.23cm" svg:y1="10.423cm" svg:x2="-0.302cm" svg:y2="0.152cm"><text:p/></draw:line><draw:line text:anchor-type="paragraph" draw:z-index="6" draw:name="Forma3" draw:style-name="gr1" draw:text-style-name="P20" svg:x1="-0.302cm" svg:y1="0.162cm" svg:x2="0.035cm" svg:y2="0.162cm"><text:p/></draw:line><text:s/><text:span text:style-name="T10">Prosseguindo, para o alvo eu vou</text:span></text:p>
      <text:p text:style-name="P6"><text:span text:style-name="T12">Em</text:span> <text:s text:c="7"/><text:span text:style-name="T12">D</text:span><text:span text:style-name="T14">9</text:span> <text:s text:c="5"/><text:span text:style-name="T12">C</text:span><text:span text:style-name="T14">9</text:span></text:p>
      <text:p text:style-name="P11"><text:s/><text:span text:style-name="T10">A coroa conquistar</text:span></text:p>
      <text:p text:style-name="P6"><text:span text:style-name="T12">G</text:span> <text:s text:c="23"/><text:span text:style-name="T12">C</text:span><text:span text:style-name="T14">9</text:span> <text:s text:c="23"/><text:span text:style-name="T12">Em</text:span></text:p>
      <text:p text:style-name="P11"><text:s/><text:span text:style-name="T10">Vou lutando, nada pode me impedir, eu vou te seguir</text:span></text:p>
      <text:p text:style-name="P11"><text:s text:c="18"/><text:span text:style-name="T6">D</text:span><text:span text:style-name="T8">9</text:span><text:span text:style-name="T10"> <text:s text:c="3"/></text:span><text:span text:style-name="T6">C</text:span><text:span text:style-name="T8">9</text:span></text:p>
      <text:p text:style-name="P11"><text:s/><text:span text:style-name="T10">Conhecer-te eu quero mais</text:span></text:p>
      <text:p text:style-name="P6"/>
      <text:p text:style-name="P14"><draw:custom-shape text:anchor-type="paragraph" draw:z-index="3" draw:name="Forma1" draw:style-name="gr4" draw:text-style-name="P23" svg:width="5.769cm" svg:height="6.303cm" svg:x="-0.085cm" svg:y="0.388cm"><text:p/><draw:enhanced-geometry svg:viewBox="0 0 21600 21600" draw:type="rectangle" draw:enhanced-path="M 0 0 L 21600 0 21600 21600 0 21600 0 0 Z N"/></draw:custom-shape></text:p>
      <text:p text:style-name="P12"><text:s/><text:span text:style-name="T6">G</text:span><text:span text:style-name="T10"> <text:s text:c="11"/></text:span><text:span text:style-name="T6">D</text:span><text:span text:style-name="T9">9</text:span></text:p>
      <text:p text:style-name="P7">Senhor te quero</text:p>
      <text:p text:style-name="P12"><text:s text:c="2"/><text:span text:style-name="T6">Em</text:span><text:span text:style-name="T10"> <text:s text:c="4"/></text:span><text:span text:style-name="T6">C</text:span><text:span text:style-name="T10"> </text:span><text:span text:style-name="T11">9</text:span><text:span text:style-name="T10"> <text:s text:c="5"/></text:span><text:span text:style-name="T6">G</text:span></text:p>
      <text:p text:style-name="P7">Quero ouvir tua voz</text:p>
      <text:p text:style-name="P12"><text:s text:c="14"/><text:span text:style-name="T6">D</text:span><text:span text:style-name="T9">9</text:span><text:span text:style-name="T10"> <text:s text:c="3"/></text:span><text:span text:style-name="T6">C</text:span><text:span text:style-name="T9">9</text:span></text:p>
      <text:p text:style-name="P12"><text:s/><text:span text:style-name="T10">Senhor, te quero mais</text:span></text:p>
      <text:p text:style-name="P14"/>
      <text:p text:style-name="P7"><text:span text:style-name="T12">G</text:span> <text:s text:c="12"/><text:span text:style-name="T12">D</text:span><text:span text:style-name="T16">9</text:span></text:p>
      <text:p text:style-name="P12"><text:s/><text:span text:style-name="T10">Quero tocar-te</text:span></text:p>
      <text:p text:style-name="P17"/>
      <text:p text:style-name="P7"><text:span text:style-name="T12">Em</text:span> <text:s text:c="17"/><text:span text:style-name="T12">C</text:span><text:span text:style-name="T16">9</text:span></text:p>
      <text:p text:style-name="P12"><text:s/><text:span text:style-name="T10">Tua face eu quero ver</text:span></text:p>
      <text:p text:style-name="P7"><text:span text:style-name="T12">G</text:span> <text:s text:c="12"/><text:span text:style-name="T12">D</text:span><text:span text:style-name="T16">9</text:span> <text:s text:c="3"/><text:span text:style-name="T12">C</text:span><text:span text:style-name="T16">9</text:span></text:p>
      <text:p text:style-name="P12"><text:s/><text:span text:style-name="T10">Senhor, te quero mais</text:span></text:p>
      <text:p text:style-name="P14"/>
      <text:p text:style-name="P8"><text:span text:style-name="T12">SOLO 2X: <text:s text:c="2"/></text:span><text:span text:style-name="T15">D9</text:span><text:span text:style-name="T18"> <text:s/></text:span><text:span text:style-name="T15">C9 <text:s/>G</text:span></text:p>
      <text:p text:style-name="P10"/>
      <text:p text:style-name="P10"><draw:custom-shape text:anchor-type="char" draw:z-index="4" draw:style-name="gr3" draw:text-style-name="P22" svg:width="2.535cm" svg:height="0.528cm" svg:x="0.097cm" svg:y="0.22cm"><text:p text:style-name="P21"><text:span text:style-name="T19">Refrão 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0"/>
      <text:p text:style-name="P10"/>
      <text:p text:style-name="P9"><text:span text:style-name="T16">FINAL</text:span><text:span text:style-name="T12"> 2X: <text:s text:c="2"/></text:span><text:span text:style-name="T15">D9 <text:s/>C9 <text:s/>G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urier New1" svg:font-family="'Courier New'" style:font-family-generic="modern" style:font-pitch="fixed"/>
    <style:font-face style:name="Chilanka1" svg:font-family="Chilanka" style:font-pitch="variable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nt" style:family="text" style:parent-style-name="Default_20_Paragraph_20_Font"/>
    <style:style style:name="teads-ui-components-credits-colored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font-name="Chilanka" fo:font-family="Chilanka" style:font-family-generic="roman" style:font-pitch="variable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0.25cm" fo:margin-left="1cm" fo:margin-right="1.24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0-08-18T15:48:00</meta:creation-date>
    <meta:initial-creator>Arthur</meta:initial-creator>
    <dc:language>pt-BR</dc:language>
    <meta:print-date>2015-02-14T18:13:00</meta:print-date>
    <dc:date>2020-04-02T20:16:10.199000000</dc:date>
    <meta:editing-cycles>56</meta:editing-cycles>
    <meta:editing-duration>P1DT6H34M28S</meta:editing-duration>
    <meta:generator>LibreOffice/6.4.5.2$Windows_X86_64 LibreOffice_project/a726b36747cf2001e06b58ad5db1aa3a9a1872d6</meta:generator>
    <meta:document-statistic meta:table-count="0" meta:image-count="0" meta:object-count="0" meta:page-count="1" meta:paragraph-count="46" meta:word-count="168" meta:character-count="1065" meta:non-whitespace-character-count="56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